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19812F21.png" manifest:media-type="image/png"/>
  <manifest:file-entry manifest:full-path="Pictures/1000000000000320000002585C39BAEF.png" manifest:media-type="image/png"/>
  <manifest:file-entry manifest:full-path="Pictures/100000000000032000000258386DF587.png" manifest:media-type="image/png"/>
  <manifest:file-entry manifest:full-path="Pictures/100000000000031A00000253D1D24142.png" manifest:media-type="image/png"/>
  <manifest:file-entry manifest:full-path="Pictures/100000000000032000000258EC0B43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79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179cm"/>
    </style:style>
    <style:style style:name="pr6" style:family="presentation" style:parent-style-name="lyt-bluelinesgrad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KaNaPi</text:p>
          </draw:text-box>
        </draw:frame>
        <draw:frame presentation:style-name="pr2" draw:layer="layout" svg:width="25.199cm" svg:height="12.179cm" svg:x="1.4cm" svg:y="6.014cm" presentation:class="subtitle">
          <draw:text-box>
            <text:p>Linux dla dzieci</text:p>
            <text:p/>
            <text:p text:style-name="P1">Jacek Danecki</text:p>
            <text:p text:style-name="P1">4.12.2012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KaNaPi - Agenda</text:p>
          </draw:text-box>
        </draw:frame>
        <draw:frame presentation:style-name="pr5" draw:layer="layout" svg:width="25.199cm" svg:height="12.179cm" svg:x="1.4cm" svg:y="6.014cm" presentation:class="outline">
          <draw:text-box>
            <text:list text:style-name="L2">
              <text:list-item>
                <text:p>Co to jest i czym ma być KaNaPi?</text:p>
              </text:list-item>
              <text:list-item>
                <text:p>Dlaczego kolejna dystrybucja?</text:p>
              </text:list-item>
              <text:list-item>
                <text:p>Czy tylko Linux?</text:p>
              </text:list-item>
              <text:list-item>
                <text:p>Co już jest a czego brakuje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aNaPi – Co to jest i czym ma być?</text:p>
          </draw:text-box>
        </draw:frame>
        <draw:frame presentation:style-name="pr5" draw:text-style-name="P2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 text:style-name="P2"><text:span text:style-name="T1">Edukacyjny darmowy system dla dzieci do wykorzystania w domu</text:span></text:p>
              </text:list-item>
              <text:list-item>
                <text:p text:style-name="P2"><text:span text:style-name="T1">Bazuje na kernelu linuksa i wykorzystuje wolne oprogramowanie</text:span></text:p>
              </text:list-item>
              <text:list-item>
                <text:p text:style-name="P2"><text:span text:style-name="T1">Dystrybuowany jako CD/DVD, pendrive z wybranymi aplikacjami lub image do instalacji na dysku</text:span></text:p>
              </text:list-item>
              <text:list-item>
                <text:p text:style-name="P2"><text:span text:style-name="T1">Kod źródłowy razem z systemem buildowym dostępny na SF i github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KaNaPi – Co to jest i czym ma być?</text:p>
          </draw:text-box>
        </draw:frame>
        <draw:frame presentation:style-name="pr5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>Obsługa starszego sprzętu</text:p>
              </text:list-item>
              <text:list-item>
                <text:p>Oprogramowanie dla dzieci pogrupowane względem wieku</text:p>
              </text:list-item>
              <text:list-item>
                <text:p>Interfejs użytkownika przystosowany dla dziecka</text:p>
              </text:list-item>
              <text:list-item>
                <text:p><text:s/>System bazowy umożliwiający development dla starszych dzieci</text:p>
              </text:list-item>
              <text:list-item>
                <text:p>Obsługa wielu języków programowani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KaNaPi – dlaczego nowa dystrybucja?</text:p>
          </draw:text-box>
        </draw:frame>
        <draw:frame presentation:style-name="pr5" draw:text-style-name="P2" draw:layer="layout" svg:width="25.199cm" svg:height="12.63cm" svg:x="1.4cm" svg:y="6.014cm" presentation:class="outline" presentation:user-transformed="true">
          <draw:text-box>
            <text:list text:style-name="L2">
              <text:list-item>
                <text:p text:style-name="P2"><text:span text:style-name="T1">Niekompatybilność pomiędzy istniejącymi dystrybucjami</text:span></text:p>
              </text:list-item>
              <text:list-item>
                <text:p text:style-name="P2"><text:span text:style-name="T1">Istniejące dystrybucje dla dzieci bazują na uniwersalnych dystrybucjach</text:span></text:p>
              </text:list-item>
              <text:list-item>
                <text:p text:style-name="P2"><text:span text:style-name="T1">Sorce-based dystrybucje bazują na najnowszych wersjach pakietów</text:span></text:p>
              </text:list-item>
              <text:list-item>
                <text:p text:style-name="P2"><text:span text:style-name="T1">Pełna kontrola nad instalowanymi pakietami</text:span></text:p>
              </text:list-item>
              <text:list-item>
                <text:p text:style-name="P2"><text:span text:style-name="T1">Problemy z narzędziami do zarządzania pakietami – koszmar zależności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KaNaPi – czy tylko linux?</text:p>
          </draw:text-box>
        </draw:frame>
        <draw:frame presentation:style-name="pr5" draw:layer="layout" svg:width="25.199cm" svg:height="12.179cm" svg:x="1.4cm" svg:y="6.014cm" presentation:class="outline">
          <draw:text-box>
            <text:list text:style-name="L2">
              <text:list-item>
                <text:p>Użycie innego kernela</text:p>
              </text:list-item>
              <text:list-item>
                <text:p>Oprogramowanie z innych systemów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KaNaPi – co już jest?</text:p>
          </draw:text-box>
        </draw:frame>
        <draw:frame presentation:style-name="pr5" draw:layer="layout" svg:width="25.199cm" svg:height="13.099cm" svg:x="1.4cm" svg:y="6.014cm" presentation:class="outline" presentation:user-transformed="true">
          <draw:text-box>
            <text:list text:style-name="L2">
              <text:list-item>
                <text:p>Projekt na SF i github</text:p>
              </text:list-item>
              <text:list-item>
                <text:p>Własny niezależny system buildowy</text:p>
              </text:list-item>
              <text:list-item>
                <text:p>155 wykompilowanych pakietów</text:p>
              </text:list-item>
              <text:list-item>
                <text:p>Xorg, XFCE</text:p>
              </text:list-item>
              <text:list-item>
                <text:p>Image zawierający wszystkie pakiety:</text:p>
                <text:list>
                  <text:list-item>
                    <text:p>Do testowania pod Qemu</text:p>
                  </text:list-item>
                  <text:list-item>
                    <text:p>Startowy USB imag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KaNaPi – czego brakuje?</text:p>
          </draw:text-box>
        </draw:frame>
        <draw:frame presentation:style-name="pr5" draw:layer="layout" svg:width="25.199cm" svg:height="12.179cm" svg:x="1.4cm" svg:y="6.014cm" presentation:class="outline">
          <draw:text-box>
            <text:list text:style-name="L2">
              <text:list-item>
                <text:p>Pakietów – długa lista TODO</text:p>
              </text:list-item>
              <text:list-item>
                <text:p>Repozytoriów z kodem źródłowym dla pakietów</text:p>
              </text:list-item>
              <text:list-item>
                <text:p>Wiki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3.968cm" svg:height="10.476cm" svg:x="3.81cm" svg:y="2.123cm" presentation:class="page"/>
        <draw:frame presentation:style-name="Domyśln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danecki </meta:initial-creator>
    <meta:creation-date>2012-12-02T18:46:35</meta:creation-date>
    <dc:date>2012-12-02T19:35:43</dc:date>
    <dc:creator>jdanecki </dc:creator>
    <meta:editing-duration>PT33M8S</meta:editing-duration>
    <meta:editing-cycles>3</meta:editing-cycles>
    <meta:generator>LibreOffice/3.5$Linux_x86 LibreOffice_project/350m1$Build-2</meta:generator>
    <meta:document-statistic meta:object-count="64"/>
  </office:meta>
</office:document-meta>
</file>